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6F0000003576117DC61C0FFF1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af4ff" officeooo:paragraph-rsid="000af4ff"/>
    </style:style>
    <style:style style:name="P2" style:family="paragraph" style:parent-style-name="Standard">
      <style:paragraph-properties fo:line-height="150%"/>
      <style:text-properties officeooo:rsid="000bfb73" officeooo:paragraph-rsid="000bfb73"/>
    </style:style>
    <style:style style:name="P3" style:family="paragraph" style:parent-style-name="Standard">
      <style:paragraph-properties fo:line-height="150%"/>
      <style:text-properties officeooo:rsid="000ea8de" officeooo:paragraph-rsid="000ea8de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officeooo:rsid="000af4ff" officeooo:paragraph-rsid="000af4ff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fo:font-size="24pt" officeooo:rsid="000af4ff" officeooo:paragraph-rsid="000af4ff" style:font-size-asian="24pt" style:font-size-complex="24pt"/>
    </style:style>
    <style:style style:name="P6" style:family="paragraph" style:parent-style-name="Header">
      <style:text-properties officeooo:rsid="000f4913" officeooo:paragraph-rsid="000f4913"/>
    </style:style>
    <style:style style:name="P7" style:family="paragraph" style:parent-style-name="Footer">
      <style:paragraph-properties fo:text-align="center" style:justify-single-word="false"/>
      <style:text-properties fo:font-size="11pt" fo:font-weight="bold" officeooo:rsid="0013aa80" officeooo:paragraph-rsid="00144897" style:font-size-asian="11pt" style:font-weight-asian="bold" style:font-size-complex="11pt" style:font-weight-complex="bold"/>
    </style:style>
    <style:style style:name="T1" style:family="text">
      <style:text-properties officeooo:rsid="000d719f"/>
    </style:style>
    <style:style style:name="T2" style:family="text">
      <style:text-properties officeooo:rsid="000f4913"/>
    </style:style>
    <style:style style:name="T3" style:family="text">
      <style:text-properties officeooo:rsid="000f5f06"/>
    </style:style>
    <style:style style:name="T4" style:family="text">
      <style:text-properties officeooo:rsid="000f90eb"/>
    </style:style>
    <style:style style:name="T5" style:family="text">
      <style:text-properties fo:font-size="16pt" officeooo:rsid="000f4913" style:font-size-asian="16pt" style:font-size-complex="16pt"/>
    </style:style>
    <style:style style:name="T6" style:family="text">
      <style:text-properties officeooo:rsid="00129232"/>
    </style:style>
    <style:style style:name="T7" style:family="text">
      <style:text-properties officeooo:rsid="00144897"/>
    </style:style>
    <style:style style:name="T8" style:family="text">
      <style:text-properties officeooo:rsid="00184031"/>
    </style:style>
    <style:style style:name="T9" style:family="text">
      <style:text-properties officeooo:rsid="001a0c2c"/>
    </style:style>
    <style:style style:name="T10" style:family="text">
      <style:text-properties officeooo:rsid="001bcde3"/>
    </style:style>
    <style:style style:name="T11" style:family="text">
      <style:text-properties officeooo:rsid="001bd5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5">Surat Keterangan Kerja</text:p>
      <text:p text:style-name="P4"/>
      <text:p text:style-name="P1"/>
      <text:p text:style-name="P2">Saya yg bertanda tangan di bawah ini, menerangkan bahwa;</text:p>
      <text:p text:style-name="P2"/>
      <text:p text:style-name="P2">Nama<text:tab/><text:tab/>: Fadlun Anaturdasa Wibawa</text:p>
      <text:p text:style-name="P2">Jabatan<text:tab/>: <text:span text:style-name="T8">Staff IT</text:span></text:p>
      <text:p text:style-name="P2">Alamat<text:tab/><text:tab/>: Jl. Lombok Blok D4 Langkapura, <text:span text:style-name="T1">Bandar Lampung</text:span></text:p>
      <text:p text:style-name="P2"/>
      <text:p text:style-name="P3">Menerangkan bahwa nama diatas, benar bekerja di PT. Global <text:span text:style-name="T9">Media Indonesia</text:span> sebagai <text:span text:style-name="T8">Staff IT</text:span> <text:span text:style-name="T6">sejak januari 2013</text:span> dan masih aktif.</text:p>
      <text:p text:style-name="P3"/>
      <text:p text:style-name="P3">Demikian surat ini dibuat dengan sebenarnya, agar dipergunakan dengan sebaik-baiknya.</text:p>
      <text:p text:style-name="P3"/>
      <text:p text:style-name="P3"/>
      <text:p text:style-name="P3"/>
      <text:p text:style-name="P3"/>
      <text:p text:style-name="P3"><text:tab/><text:tab/><text:tab/><text:tab/><text:tab/><text:tab/><text:tab/><text:tab/>Bandar Lampung, <text:span text:style-name="T2">23 Februari 2016</text:span></text:p>
      <text:p text:style-name="P3"/>
      <text:p text:style-name="P3"/>
      <text:p text:style-name="P3"/>
      <text:p text:style-name="P3"><text:tab/><text:tab/><text:tab/><text:tab/><text:tab/><text:tab/><text:tab/><text:tab/><text:span text:style-name="T11">Direktur</text:span></text:p>
      <text:p text:style-name="P3"><text:tab/><text:tab/><text:tab/><text:tab/><text:tab/><text:tab/><text:tab/><text:tab/><text:span text:style-name="T10">Muhanned Jame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4913" officeooo:paragraph-rsid="000f4913"/>
    </style:style>
    <style:style style:name="MP2" style:family="paragraph" style:parent-style-name="Footer">
      <style:paragraph-properties fo:text-align="center" style:justify-single-word="false"/>
      <style:text-properties fo:font-size="11pt" fo:font-weight="bold" officeooo:rsid="0013aa80" officeooo:paragraph-rsid="00144897" style:font-size-asian="11pt" style:font-weight-asian="bold" style:font-size-complex="11pt" style:font-weight-complex="bold"/>
    </style:style>
    <style:style style:name="MT1" style:family="text">
      <style:text-properties fo:font-size="16pt" officeooo:rsid="000f4913" style:font-size-asian="16pt" style:font-size-complex="16pt"/>
    </style:style>
    <style:style style:name="MT2" style:family="text">
      <style:text-properties officeooo:rsid="000f5f06"/>
    </style:style>
    <style:style style:name="MT3" style:family="text">
      <style:text-properties officeooo:rsid="000f90eb"/>
    </style:style>
    <style:style style:name="MT4" style:family="text"/>
    <style:style style:name="MT5" style:family="text">
      <style:text-properties officeooo:rsid="0014489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0516in" svg:y="0.1146in" svg:width="1.1563in" svg:height="0.552in" draw:z-index="0"><draw:image xlink:href="Pictures/100002010000006F0000003576117DC61C0FFF19.png" xlink:type="simple" xlink:show="embed" xlink:actuate="onLoad"/></draw:frame></text:p>
        <text:p text:style-name="Header"><text:s text:c="30"/><text:span text:style-name="MT1">PT. Glovory Media Indonesia</text:span></text:p>
        <text:p text:style-name="MP1"><text:s text:c="30"/>Jl. Teuku Cik Ditiro Perum. Wismamas No. <text:span text:style-name="MT2">20</text:span> S5, <text:span text:style-name="MT3">Bandar Lampung</text:span></text:p>
      </style:header>
      <style:footer>
        <text:p text:style-name="MP2">PT. Global Media Indonesia</text:p>
        <text:p text:style-name="MP2">Email. <text:a xlink:type="simple" xlink:href="mailto:office@glovory.org" text:style-name="Internet_20_link" text:visited-style-name="Visited_20_Internet_20_Link">office@glovory.org</text:a> <text:span text:style-name="MT5">| Website: </text:span><text:a xlink:type="simple" xlink:href="http://www.glovory.org/" text:style-name="Internet_20_link" text:visited-style-name="Visited_20_Internet_20_Link"><text:span text:style-name="MT5">http://www.glovory.org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5:20:22.954000000</meta:creation-date>
    <dc:date>2016-02-23T16:14:54.798000000</dc:date>
    <meta:editing-duration>PT54M24S</meta:editing-duration>
    <meta:editing-cycles>19</meta:editing-cycles>
    <meta:generator>LibreOffice/5.1.0.3$Windows_x86 LibreOffice_project/5e3e00a007d9b3b6efb6797a8b8e57b51ab1f737</meta:generator>
    <meta:document-statistic meta:table-count="0" meta:image-count="1" meta:object-count="0" meta:page-count="1" meta:paragraph-count="14" meta:word-count="92" meta:character-count="708" meta:non-whitespace-character-count="544"/>
  </office:meta>
</office:document-meta>
</file>